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3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center" fo:margin-bottom="8.00pt"/>
    </style:style>
    <style:style style:name="P3" style:family="paragraph">
      <style:paragraph-properties fo:line-height="105.00%" fo:text-align="center" fo:margin-bottom="8.00pt"/>
    </style:style>
    <style:style style:name="P4" style:family="paragraph">
      <style:paragraph-properties fo:line-height="105.00%" fo:text-align="left" fo:margin-bottom="8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05.00%" fo:text-align="left" fo:margin-bottom="8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MANUAL DO USUÁRIO PARA</text:span></text:p>
      <text:p text:style-name="P2"><text:span text:style-name="T2">CALCULADORA_BASICA</text:span><text:span text:style-name="T3"><text:s/></text:span></text:p>
      <text:p text:style-name="P3"><text:span text:style-name="T4"/></text:p>
      <text:p text:style-name="P3"><draw:frame text:anchor-type="as-char" svg:width="57.15mm" svg:height="74.61mm" style:rel-width="scale" style:rel-height="scale"><draw:object-ole xlink:href="OleObj1"/><draw:image xlink:href="ObjectReplacements/OleObj1"/></draw:frame><text:span text:style-name="T4"/></text:p>
      <text:p text:style-name="P4"><text:span text:style-name="T4"/></text:p>
      <text:list text:style-name="L5">
        <text:list-item>
          <text:p text:style-name="P5"><text:span text:style-name="T5">Para realizar as operações na calculadora, insira um operando através dos botões da interface, clique na operação desejada, insira outro operando, e clique no botão de igual.</text:span></text:p>
        </text:list-item>
        <text:list-item>
          <text:p text:style-name="P5"><text:span text:style-name="T5">Caso deseje realizar mais de uma operação em sequência, você pode utilizar o resultado da caixa de texto de uma conta anterior como operador. </text:span></text:p>
        </text:list-item>
        <text:list-item>
          <text:p text:style-name="P6"><text:span text:style-name="T5">Caso deseje limpar a caixa de texto, clique no botão clear -&gt;<text:s/></text:span><draw:frame text:anchor-type="as-char" svg:width="9.53mm" svg:height="7.14mm" style:rel-width="scale" style:rel-height="scale"><draw:object-ole xlink:href="OleObj2"/><draw:image xlink:href="ObjectReplacements/OleObj2"/></draw:frame><text:span text:style-name="T5"/></text:p>
        </text:list-item>
        <text:list-item>
          <text:p text:style-name="P6"><text:span text:style-name="T5">Para trabalhar com números decimais, utiliza o botão de vírgula -&gt;<text:s/></text:span><draw:frame text:anchor-type="as-char" svg:width="9.53mm" svg:height="7.14mm" style:rel-width="scale" style:rel-height="scale"><draw:object-ole xlink:href="OleObj3"/><draw:image xlink:href="ObjectReplacements/OleObj3"/></draw:frame><text:span text:style-name="T5"/></text:p>
        </text:list-item>
        <text:list-item>
          <text:p text:style-name="P6"><text:span text:style-name="T5">A calculadora não possui precedencia de operadores.</text:span></text:p>
        </text:list-item>
      </text:list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